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draw:marker-start-width="0.279cm" draw:marker-end-width="0.279cm" draw:fill-color="#000000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0.75cm" fo:min-width="0cm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2.213cm" fo:min-width="0cm"/>
    </style:style>
    <style:style style:name="gr9" style:family="graphic" style:parent-style-name="measure" style:list-style-name="L1">
      <style:graphic-properties svg:stroke-width="0.053cm" draw:marker-start-width="0.279cm" draw:marker-end-width="0.279cm" draw:textarea-vertical-align="middle" draw:line-distance="1.9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measure" style:list-style-name="L1">
      <style:graphic-properties svg:stroke-width="0.053cm" draw:marker-start-width="0.279cm" draw:marker-end-width="0.279cm" draw:textarea-vertical-align="middle" draw:line-distance="3.159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1" draw:id="id1" draw:layer="controls" svg:width="5cm" svg:height="5cm" svg:x="6.776cm" svg:y="2.159cm">
          <text:p/>
        </draw:circle>
        <draw:circle draw:style-name="gr2" draw:text-style-name="P1" xml:id="id2" draw:id="id2" draw:layer="controls" svg:width="0.3cm" svg:height="0.3cm" svg:x="1.176cm" svg:y="4.259cm">
          <text:p/>
        </draw:circle>
        <draw:circle draw:style-name="gr2" draw:text-style-name="P1" draw:layer="controls" svg:width="0.3cm" svg:height="0.3cm" svg:x="9.126cm" svg:y="4.509cm">
          <text:p/>
        </draw:circle>
        <draw:frame draw:style-name="gr3" draw:text-style-name="P2" draw:layer="controls" svg:width="0.997cm" svg:height="1cm" svg:x="0.879cm" svg:y="4.559cm">
          <draw:text-box>
            <text:p text:style-name="P2"><text:span text:style-name="T1">O</text:span></text:p>
          </draw:text-box>
        </draw:frame>
        <draw:frame draw:style-name="gr4" draw:text-style-name="P2" draw:layer="controls" svg:width="0.959cm" svg:height="0.963cm" svg:x="9.196cm" svg:y="3.952cm">
          <draw:text-box>
            <text:p text:style-name="P2"><text:span text:style-name="T1">C</text:span></text:p>
          </draw:text-box>
        </draw:frame>
        <draw:connector draw:style-name="gr5" draw:text-style-name="P1" draw:layer="controls" draw:type="line" svg:x1="9.276cm" svg:y1="2.159cm" svg:x2="9.276cm" svg:y2="2.159cm" draw:start-shape="id1" draw:end-shape="id1" svg:d="M9276 2159z">
          <text:p/>
        </draw:connector>
        <draw:connector draw:style-name="gr6" draw:text-style-name="P1" draw:layer="controls" draw:type="line" svg:x1="1.476cm" svg:y1="4.409cm" svg:x2="2.991cm" svg:y2="4.025cm" draw:start-shape="id2" draw:start-glue-point="1" svg:d="M1476 4409l1515-384">
          <text:p/>
        </draw:connector>
        <draw:connector draw:style-name="gr7" draw:text-style-name="P1" draw:layer="controls" draw:type="line" svg:x1="1.476cm" svg:y1="4.409cm" svg:x2="12.413cm" svg:y2="1.599cm" draw:start-shape="id2" draw:start-glue-point="1" svg:d="M1476 4409l10937-2810">
          <text:p/>
        </draw:connector>
        <draw:frame draw:style-name="gr4" draw:layer="controls" svg:width="0.959cm" svg:height="0.963cm" svg:x="2.376cm" svg:y="4.159cm">
          <draw:text-box>
            <text:p>D</text:p>
          </draw:text-box>
        </draw:frame>
        <draw:circle draw:style-name="gr2" draw:text-style-name="P1" draw:layer="controls" svg:width="0.3cm" svg:height="0.3cm" svg:x="7.372cm" svg:y="2.707cm">
          <text:p/>
        </draw:circle>
        <draw:frame draw:style-name="gr8" draw:layer="controls" svg:width="0.925cm" svg:height="2.463cm" svg:x="7.388cm" svg:y="1.651cm">
          <draw:text-box>
            <text:p>P</text:p>
          </draw:text-box>
        </draw:frame>
        <draw:measure draw:style-name="gr9" draw:text-style-name="P3" draw:layer="measurelines" svg:x1="1.276cm" svg:y1="4.259cm" svg:x2="7.476cm" svg:y2="2.659cm">
          <text:p text:style-name="P3"/>
          <text:p text:style-name="P3"/>
        </draw:measure>
        <draw:frame draw:style-name="gr10" draw:layer="controls" svg:width="0.68cm" svg:height="0.963cm" svg:x="3.513cm" svg:y="0.688cm">
          <draw:text-box>
            <text:p>t</text:p>
          </draw:text-box>
        </draw:frame>
        <draw:line draw:style-name="gr6" draw:text-style-name="P1" draw:layer="controls" svg:x1="9.256cm" svg:y1="4.616cm" svg:x2="7.613cm" svg:y2="2.951cm">
          <text:p/>
        </draw:line>
        <draw:measure draw:style-name="gr11" draw:text-style-name="P3" draw:layer="controls" svg:x1="11.773cm" svg:y1="4.666cm" svg:x2="9.276cm" svg:y2="4.666cm">
          <text:p text:style-name="P3"/>
          <text:p text:style-name="P3"/>
        </draw:measure>
        <draw:frame draw:style-name="gr4" draw:text-style-name="P2" draw:layer="controls" svg:width="0.959cm" svg:height="0.963cm" svg:x="7.671cm" svg:y="3.794cm">
          <draw:text-box>
            <text:p text:style-name="P2"><text:span text:style-name="T1">R</text:span></text:p>
          </draw:text-box>
        </draw:frame>
        <draw:frame draw:style-name="gr10" draw:layer="controls" svg:width="0.714cm" svg:height="0.963cm" svg:x="10.212cm" svg:y="7.788cm">
          <draw:text-box>
            <text:p>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Palmer</meta:initial-creator>
    <meta:creation-date>2021-11-14T14:05:41.50</meta:creation-date>
    <dc:date>2021-11-14T17:06:19.08</dc:date>
    <dc:creator>Andy Palmer</dc:creator>
    <meta:editing-duration>PT2H45M14S</meta:editing-duration>
    <meta:editing-cycles>5</meta:editing-cycles>
    <meta:generator>OpenOffice/4.1.7$Win32 OpenOffice.org_project/417m1$Build-9800</meta:generator>
    <meta:document-statistic meta:object-count="17"/>
  </office:meta>
</office:document-meta>
</file>